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8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iempo Total En llamadas de Lock" table:style-name="ta1">
        <table:shapes>
          <draw:frame draw:z-index="0" draw:style-name="gr1" draw:text-style-name="P1" svg:width="6.302in" svg:height="3.5437in" svg:x="3.4984in" svg:y="3.0469in">
            <draw:object draw:notify-on-update-of-ranges="'Tiempo Total En llamadas de Lock'.G5:'Tiempo Total En llamadas de Lock'.G14 'Tiempo Total En llamadas de Lock'.H5:'Tiempo Total En llamadas de Lock'.H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us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segundo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040.279" calcext:value-type="float">
            <text:p>6040.279</text:p>
          </table:table-cell>
          <table:table-cell table:number-columns-repeated="3"/>
          <table:table-cell table:formula="of:=[.B5]" office:value-type="float" office:value="1" calcext:value-type="float">
            <text:p>1</text:p>
          </table:table-cell>
          <table:table-cell table:formula="of:=[.C5]*0.000001" office:value-type="float" office:value="0.006040279" calcext:value-type="float">
            <text:p>0.00604027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461.703" calcext:value-type="float">
            <text:p>11461.703</text:p>
          </table:table-cell>
          <table:table-cell table:number-columns-repeated="3"/>
          <table:table-cell table:formula="of:=[.B6]" office:value-type="float" office:value="2" calcext:value-type="float">
            <text:p>2</text:p>
          </table:table-cell>
          <table:table-cell table:formula="of:=[.C6]*0.000001" office:value-type="float" office:value="0.011461703" calcext:value-type="float">
            <text:p>0.01146170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8134.594" calcext:value-type="float">
            <text:p>78134.594</text:p>
          </table:table-cell>
          <table:table-cell table:number-columns-repeated="3"/>
          <table:table-cell table:formula="of:=[.B7]" office:value-type="float" office:value="4" calcext:value-type="float">
            <text:p>4</text:p>
          </table:table-cell>
          <table:table-cell table:formula="of:=[.C7]*0.000001" office:value-type="float" office:value="0.078134594" calcext:value-type="float">
            <text:p>0.07813459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4032.517" calcext:value-type="float">
            <text:p>104032.517</text:p>
          </table:table-cell>
          <table:table-cell table:number-columns-repeated="3"/>
          <table:table-cell table:formula="of:=[.B8]" office:value-type="float" office:value="8" calcext:value-type="float">
            <text:p>8</text:p>
          </table:table-cell>
          <table:table-cell table:formula="of:=[.C8]*0.000001" office:value-type="float" office:value="0.104032517" calcext:value-type="float">
            <text:p>0.10403251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4280.613" calcext:value-type="float">
            <text:p>114280.613</text:p>
          </table:table-cell>
          <table:table-cell table:number-columns-repeated="3"/>
          <table:table-cell table:formula="of:=[.B9]" office:value-type="float" office:value="16" calcext:value-type="float">
            <text:p>16</text:p>
          </table:table-cell>
          <table:table-cell table:formula="of:=[.C9]*0.000001" office:value-type="float" office:value="0.114280613" calcext:value-type="float">
            <text:p>0.11428061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5388.266" calcext:value-type="float">
            <text:p>125388.266</text:p>
          </table:table-cell>
          <table:table-cell table:number-columns-repeated="3"/>
          <table:table-cell table:formula="of:=[.B10]" office:value-type="float" office:value="24" calcext:value-type="float">
            <text:p>24</text:p>
          </table:table-cell>
          <table:table-cell table:formula="of:=[.C10]*0.000001" office:value-type="float" office:value="0.125388266" calcext:value-type="float">
            <text:p>0.12538826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34180.576" calcext:value-type="float">
            <text:p>134180.576</text:p>
          </table:table-cell>
          <table:table-cell table:number-columns-repeated="3"/>
          <table:table-cell table:formula="of:=[.B11]" office:value-type="float" office:value="36" calcext:value-type="float">
            <text:p>36</text:p>
          </table:table-cell>
          <table:table-cell table:formula="of:=[.C11]*0.000001" office:value-type="float" office:value="0.134180576" calcext:value-type="float">
            <text:p>0.134180576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47607.877" calcext:value-type="float">
            <text:p>147607.877</text:p>
          </table:table-cell>
          <table:table-cell table:number-columns-repeated="3"/>
          <table:table-cell table:formula="of:=[.B12]" office:value-type="float" office:value="48" calcext:value-type="float">
            <text:p>48</text:p>
          </table:table-cell>
          <table:table-cell table:formula="of:=[.C12]*0.000001" office:value-type="float" office:value="0.147607877" calcext:value-type="float">
            <text:p>0.147607877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61668.458" calcext:value-type="float">
            <text:p>161668.458</text:p>
          </table:table-cell>
          <table:table-cell table:number-columns-repeated="3"/>
          <table:table-cell table:formula="of:=[.B13]" office:value-type="float" office:value="64" calcext:value-type="float">
            <text:p>64</text:p>
          </table:table-cell>
          <table:table-cell table:formula="of:=[.C13]*0.000001" office:value-type="float" office:value="0.161668458" calcext:value-type="float">
            <text:p>0.161668458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52073.451" calcext:value-type="float">
            <text:p>152073.451</text:p>
          </table:table-cell>
          <table:table-cell table:number-columns-repeated="3"/>
          <table:table-cell table:formula="of:=[.B14]" office:value-type="float" office:value="128" calcext:value-type="float">
            <text:p>128</text:p>
          </table:table-cell>
          <table:table-cell table:formula="of:=[.C14]*0.000001" office:value-type="float" office:value="0.152073451" calcext:value-type="float">
            <text:p>0.152073451</text:p>
          </table:table-cell>
        </table:table-row>
      </table:table>
      <table:table table:name="Detalle" table:style-name="ta1">
        <table:shapes>
          <draw:frame draw:z-index="0" draw:style-name="gr1" draw:text-style-name="P1" svg:width="11.5559in" svg:height="5.8256in" svg:x="0.9913in" svg:y="4.0921in">
            <draw:object draw:notify-on-update-of-ranges="Detalle.B5:Detalle.B5 Detalle.C5:Detalle.L5 Detalle.B6:Detalle.B6 Detalle.C6:Detalle.L6 Detalle.B7:Detalle.B7 Detalle.C7:Detalle.L7 Detalle.B8:Detalle.B8 Detalle.C8:Detalle.L8 Detalle.B9:Detalle.B9 Detalle.C9:Detalle.L9 Detalle.B10:Detalle.B10 Detalle.C10:Detalle.L10 Detalle.B11:Detalle.B11 Detalle.C11:Detalle.L11 Detalle.B12:Detalle.B12 Detalle.C12:Detalle.L12 Detalle.B13:Detalle.B13 Detalle.C13:Detalle.L13 Detalle.B14:Detalle.B14 Detalle.C14:Detalle.L14 Detalle.B15:Detalle.B15 Detalle.C15:Detalle.L15 Detalle.B16:Detalle.B16 Detalle.C16:Detalle.L16 Detalle.B17:Detalle.B17 Detalle.C17:Detalle.L17 Detalle.B18:Detalle.B18 Detalle.C18:Detalle.L18 Detalle.B19:Detalle.B19 Detalle.C19:Detalle.L19 Detalle.B20:Detalle.B20 Detalle.C20:Detalle.L2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9.6843in" svg:height="6.6965in" svg:x="13.5984in" svg:y="1.9154in">
            <draw:object draw:notify-on-update-of-ranges="Detalle.B5:Detalle.B5 Detalle.C5:Detalle.L5 Detalle.B6:Detalle.B6 Detalle.C6:Detalle.L6 Detalle.B7:Detalle.B7 Detalle.C7:Detalle.L7 Detalle.B9:Detalle.B9 Detalle.C9:Detalle.L9 Detalle.B10:Detalle.B10 Detalle.C10:Detalle.L10 Detalle.B11:Detalle.B11 Detalle.C11:Detalle.L11 Detalle.B12:Detalle.B12 Detalle.C12:Detalle.L12 Detalle.B13:Detalle.B13 Detalle.C13:Detalle.L13 Detalle.B14:Detalle.B14 Detalle.C14:Detalle.L14 Detalle.B18:Detalle.B18 Detalle.C18:Detalle.L18 Detalle.B19:Detalle.B19 Detalle.C19:Detalle.L19 Detalle.B20:Detalle.B20 Detalle.C20:Detalle.L2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_spin_lock_bh() </text:p>
          </table:table-cell>
          <table:table-cell office:value-type="float" office:value="14.645" calcext:value-type="float">
            <text:p>14.645</text:p>
          </table:table-cell>
          <table:table-cell office:value-type="float" office:value="8.684" calcext:value-type="float">
            <text:p>8.684</text:p>
          </table:table-cell>
          <table:table-cell office:value-type="float" office:value="225.113" calcext:value-type="float">
            <text:p>225.113</text:p>
          </table:table-cell>
          <table:table-cell office:value-type="float" office:value="434.768" calcext:value-type="float">
            <text:p>434.768</text:p>
          </table:table-cell>
          <table:table-cell office:value-type="float" office:value="295.527" calcext:value-type="float">
            <text:p>295.527</text:p>
          </table:table-cell>
          <table:table-cell office:value-type="float" office:value="400.603" calcext:value-type="float">
            <text:p>400.603</text:p>
          </table:table-cell>
          <table:table-cell office:value-type="float" office:value="547.14" calcext:value-type="float">
            <text:p>547.14</text:p>
          </table:table-cell>
          <table:table-cell office:value-type="float" office:value="590.81" calcext:value-type="float">
            <text:p>590.81</text:p>
          </table:table-cell>
          <table:table-cell office:value-type="float" office:value="629.593" calcext:value-type="float">
            <text:p>629.593</text:p>
          </table:table-cell>
          <table:table-cell office:value-type="float" office:value="492.365" calcext:value-type="float">
            <text:p>492.3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_spin_trylock(); </text:p>
          </table:table-cell>
          <table:table-cell office:value-type="float" office:value="0" calcext:value-type="float">
            <text:p>0</text:p>
          </table:table-cell>
          <table:table-cell office:value-type="float" office:value="1.243" calcext:value-type="float">
            <text:p>1.243</text:p>
          </table:table-cell>
          <table:table-cell office:value-type="float" office:value="21.639" calcext:value-type="float">
            <text:p>21.639</text:p>
          </table:table-cell>
          <table:table-cell office:value-type="float" office:value="16.711" calcext:value-type="float">
            <text:p>16.711</text:p>
          </table:table-cell>
          <table:table-cell office:value-type="float" office:value="27.891" calcext:value-type="float">
            <text:p>27.891</text:p>
          </table:table-cell>
          <table:table-cell office:value-type="float" office:value="23.411" calcext:value-type="float">
            <text:p>23.411</text:p>
          </table:table-cell>
          <table:table-cell office:value-type="float" office:value="20.918" calcext:value-type="float">
            <text:p>20.918</text:p>
          </table:table-cell>
          <table:table-cell office:value-type="float" office:value="34.705" calcext:value-type="float">
            <text:p>34.705</text:p>
          </table:table-cell>
          <table:table-cell office:value-type="float" office:value="56.239" calcext:value-type="float">
            <text:p>56.239</text:p>
          </table:table-cell>
          <table:table-cell office:value-type="float" office:value="49.104" calcext:value-type="float">
            <text:p>49.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_spin_unlock_irqrestore(); </text:p>
          </table:table-cell>
          <table:table-cell office:value-type="float" office:value="882.351" calcext:value-type="float">
            <text:p>882.351</text:p>
          </table:table-cell>
          <table:table-cell office:value-type="float" office:value="2212.568" calcext:value-type="float">
            <text:p>2212.568</text:p>
          </table:table-cell>
          <table:table-cell office:value-type="float" office:value="11322.125" calcext:value-type="float">
            <text:p>11322.125</text:p>
          </table:table-cell>
          <table:table-cell office:value-type="float" office:value="15198.197" calcext:value-type="float">
            <text:p>15198.197</text:p>
          </table:table-cell>
          <table:table-cell office:value-type="float" office:value="16492.941" calcext:value-type="float">
            <text:p>16492.941</text:p>
          </table:table-cell>
          <table:table-cell office:value-type="float" office:value="18291.504" calcext:value-type="float">
            <text:p>18291.504</text:p>
          </table:table-cell>
          <table:table-cell office:value-type="float" office:value="17330.174" calcext:value-type="float">
            <text:p>17330.174</text:p>
          </table:table-cell>
          <table:table-cell office:value-type="float" office:value="18048.681" calcext:value-type="float">
            <text:p>18048.681</text:p>
          </table:table-cell>
          <table:table-cell office:value-type="float" office:value="20575.776" calcext:value-type="float">
            <text:p>20575.776</text:p>
          </table:table-cell>
          <table:table-cell office:value-type="float" office:value="22530.274" calcext:value-type="float">
            <text:p>22530.2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bit_spin_lock();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1" calcext:value-type="float">
            <text:p>0.491</text:p>
          </table:table-cell>
          <table:table-cell office:value-type="float" office:value="1.867" calcext:value-type="float">
            <text:p>1.867</text:p>
          </table:table-cell>
          <table:table-cell office:value-type="float" office:value="8.405" calcext:value-type="float">
            <text:p>8.405</text:p>
          </table:table-cell>
          <table:table-cell office:value-type="float" office:value="7.48" calcext:value-type="float">
            <text:p>7.48</text:p>
          </table:table-cell>
          <table:table-cell office:value-type="float" office:value="11.597" calcext:value-type="float">
            <text:p>11.597</text:p>
          </table:table-cell>
          <table:table-cell office:value-type="float" office:value="26.409" calcext:value-type="float">
            <text:p>26.409</text:p>
          </table:table-cell>
          <table:table-cell office:value-type="float" office:value="21.993" calcext:value-type="float">
            <text:p>21.993</text:p>
          </table:table-cell>
          <table:table-cell office:value-type="float" office:value="43.796" calcext:value-type="float">
            <text:p>43.7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_spin_lock_irq()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53" calcext:value-type="float">
            <text:p>8.753</text:p>
          </table:table-cell>
          <table:table-cell office:value-type="float" office:value="22.144" calcext:value-type="float">
            <text:p>22.144</text:p>
          </table:table-cell>
          <table:table-cell office:value-type="float" office:value="26.036" calcext:value-type="float">
            <text:p>26.036</text:p>
          </table:table-cell>
          <table:table-cell office:value-type="float" office:value="32.824" calcext:value-type="float">
            <text:p>32.824</text:p>
          </table:table-cell>
          <table:table-cell office:value-type="float" office:value="0.232" calcext:value-type="float">
            <text:p>0.232</text:p>
          </table:table-cell>
          <table:table-cell office:value-type="float" office:value="27.297" calcext:value-type="float">
            <text:p>27.297</text:p>
          </table:table-cell>
          <table:table-cell office:value-type="float" office:value="47.538" calcext:value-type="float">
            <text:p>47.538</text:p>
          </table:table-cell>
          <table:table-cell office:value-type="float" office:value="144.369" calcext:value-type="float">
            <text:p>144.3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_spin_trylock()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614" calcext:value-type="float">
            <text:p>7.6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_spin_lock_bh(); </text:p>
          </table:table-cell>
          <table:table-cell office:value-type="float" office:value="2487.666" calcext:value-type="float">
            <text:p>2487.666</text:p>
          </table:table-cell>
          <table:table-cell office:value-type="float" office:value="3842.863" calcext:value-type="float">
            <text:p>3842.863</text:p>
          </table:table-cell>
          <table:table-cell office:value-type="float" office:value="36837.968" calcext:value-type="float">
            <text:p>36837.968</text:p>
          </table:table-cell>
          <table:table-cell office:value-type="float" office:value="51520.458" calcext:value-type="float">
            <text:p>51520.458</text:p>
          </table:table-cell>
          <table:table-cell office:value-type="float" office:value="54652.289" calcext:value-type="float">
            <text:p>54652.289</text:p>
          </table:table-cell>
          <table:table-cell office:value-type="float" office:value="59534.923" calcext:value-type="float">
            <text:p>59534.923</text:p>
          </table:table-cell>
          <table:table-cell office:value-type="float" office:value="69532.891" calcext:value-type="float">
            <text:p>69532.891</text:p>
          </table:table-cell>
          <table:table-cell office:value-type="float" office:value="79297.17" calcext:value-type="float">
            <text:p>79297.17</text:p>
          </table:table-cell>
          <table:table-cell office:value-type="float" office:value="83837.025" calcext:value-type="float">
            <text:p>83837.025</text:p>
          </table:table-cell>
          <table:table-cell office:value-type="float" office:value="61111.403" calcext:value-type="float">
            <text:p>61111.4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_spin_lock()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41" calcext:value-type="float">
            <text:p>19.641</text:p>
          </table:table-cell>
          <table:table-cell office:value-type="float" office:value="20.241" calcext:value-type="float">
            <text:p>20.241</text:p>
          </table:table-cell>
          <table:table-cell office:value-type="float" office:value="62.553" calcext:value-type="float">
            <text:p>62.553</text:p>
          </table:table-cell>
          <table:table-cell office:value-type="float" office:value="64.891" calcext:value-type="float">
            <text:p>64.891</text:p>
          </table:table-cell>
          <table:table-cell office:value-type="float" office:value="131.953" calcext:value-type="float">
            <text:p>131.953</text:p>
          </table:table-cell>
          <table:table-cell office:value-type="float" office:value="92.78" calcext:value-type="float">
            <text:p>92.78</text:p>
          </table:table-cell>
          <table:table-cell office:value-type="float" office:value="99.963" calcext:value-type="float">
            <text:p>99.963</text:p>
          </table:table-cell>
          <table:table-cell office:value-type="float" office:value="225.343" calcext:value-type="float">
            <text:p>225.3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_spin_lock_irqsave(); </text:p>
          </table:table-cell>
          <table:table-cell office:value-type="float" office:value="1076.049" calcext:value-type="float">
            <text:p>1076.049</text:p>
          </table:table-cell>
          <table:table-cell office:value-type="float" office:value="2137.89" calcext:value-type="float">
            <text:p>2137.89</text:p>
          </table:table-cell>
          <table:table-cell office:value-type="float" office:value="9920.662" calcext:value-type="float">
            <text:p>9920.662</text:p>
          </table:table-cell>
          <table:table-cell office:value-type="float" office:value="12924.538" calcext:value-type="float">
            <text:p>12924.538</text:p>
          </table:table-cell>
          <table:table-cell office:value-type="float" office:value="14747.901" calcext:value-type="float">
            <text:p>14747.901</text:p>
          </table:table-cell>
          <table:table-cell office:value-type="float" office:value="15978.069" calcext:value-type="float">
            <text:p>15978.069</text:p>
          </table:table-cell>
          <table:table-cell office:value-type="float" office:value="15430.126" calcext:value-type="float">
            <text:p>15430.126</text:p>
          </table:table-cell>
          <table:table-cell office:value-type="float" office:value="16344.217" calcext:value-type="float">
            <text:p>16344.217</text:p>
          </table:table-cell>
          <table:table-cell office:value-type="float" office:value="18574.138" calcext:value-type="float">
            <text:p>18574.138</text:p>
          </table:table-cell>
          <table:table-cell office:value-type="float" office:value="19901.453" calcext:value-type="float">
            <text:p>19901.4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_spin_unlock_irqrestore() </text:p>
          </table:table-cell>
          <table:table-cell office:value-type="float" office:value="14.246" calcext:value-type="float">
            <text:p>14.246</text:p>
          </table:table-cell>
          <table:table-cell office:value-type="float" office:value="60.563" calcext:value-type="float">
            <text:p>60.563</text:p>
          </table:table-cell>
          <table:table-cell office:value-type="float" office:value="553.956" calcext:value-type="float">
            <text:p>553.956</text:p>
          </table:table-cell>
          <table:table-cell office:value-type="float" office:value="545.597" calcext:value-type="float">
            <text:p>545.597</text:p>
          </table:table-cell>
          <table:table-cell office:value-type="float" office:value="515.372" calcext:value-type="float">
            <text:p>515.372</text:p>
          </table:table-cell>
          <table:table-cell office:value-type="float" office:value="416.324" calcext:value-type="float">
            <text:p>416.324</text:p>
          </table:table-cell>
          <table:table-cell office:value-type="float" office:value="448.521" calcext:value-type="float">
            <text:p>448.521</text:p>
          </table:table-cell>
          <table:table-cell office:value-type="float" office:value="407.751" calcext:value-type="float">
            <text:p>407.751</text:p>
          </table:table-cell>
          <table:table-cell office:value-type="float" office:value="570.443" calcext:value-type="float">
            <text:p>570.443</text:p>
          </table:table-cell>
          <table:table-cell office:value-type="float" office:value="694.453" calcext:value-type="float">
            <text:p>694.4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_spin_unlock_bh(); </text:p>
          </table:table-cell>
          <table:table-cell office:value-type="float" office:value="752.662" calcext:value-type="float">
            <text:p>752.662</text:p>
          </table:table-cell>
          <table:table-cell office:value-type="float" office:value="1102.219" calcext:value-type="float">
            <text:p>1102.219</text:p>
          </table:table-cell>
          <table:table-cell office:value-type="float" office:value="4990.941" calcext:value-type="float">
            <text:p>4990.941</text:p>
          </table:table-cell>
          <table:table-cell office:value-type="float" office:value="6443.223" calcext:value-type="float">
            <text:p>6443.223</text:p>
          </table:table-cell>
          <table:table-cell office:value-type="float" office:value="7086.895" calcext:value-type="float">
            <text:p>7086.895</text:p>
          </table:table-cell>
          <table:table-cell office:value-type="float" office:value="7739.243" calcext:value-type="float">
            <text:p>7739.243</text:p>
          </table:table-cell>
          <table:table-cell office:value-type="float" office:value="7663.106" calcext:value-type="float">
            <text:p>7663.106</text:p>
          </table:table-cell>
          <table:table-cell office:value-type="float" office:value="8213.637" calcext:value-type="float">
            <text:p>8213.637</text:p>
          </table:table-cell>
          <table:table-cell office:value-type="float" office:value="8908.424" calcext:value-type="float">
            <text:p>8908.424</text:p>
          </table:table-cell>
          <table:table-cell office:value-type="float" office:value="9265.053" calcext:value-type="float">
            <text:p>9265.0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_spin_unlock_bh() </text:p>
          </table:table-cell>
          <table:table-cell office:value-type="float" office:value="6.683" calcext:value-type="float">
            <text:p>6.683</text:p>
          </table:table-cell>
          <table:table-cell office:value-type="float" office:value="21.582" calcext:value-type="float">
            <text:p>21.582</text:p>
          </table:table-cell>
          <table:table-cell office:value-type="float" office:value="250.543" calcext:value-type="float">
            <text:p>250.543</text:p>
          </table:table-cell>
          <table:table-cell office:value-type="float" office:value="294.973" calcext:value-type="float">
            <text:p>294.973</text:p>
          </table:table-cell>
          <table:table-cell office:value-type="float" office:value="428.407" calcext:value-type="float">
            <text:p>428.407</text:p>
          </table:table-cell>
          <table:table-cell office:value-type="float" office:value="449.056" calcext:value-type="float">
            <text:p>449.056</text:p>
          </table:table-cell>
          <table:table-cell office:value-type="float" office:value="422.08" calcext:value-type="float">
            <text:p>422.08</text:p>
          </table:table-cell>
          <table:table-cell office:value-type="float" office:value="524.323" calcext:value-type="float">
            <text:p>524.323</text:p>
          </table:table-cell>
          <table:table-cell office:value-type="float" office:value="637.849" calcext:value-type="float">
            <text:p>637.849</text:p>
          </table:table-cell>
          <table:table-cell office:value-type="float" office:value="734.472" calcext:value-type="float">
            <text:p>734.4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_spin_lock(); </text:p>
          </table:table-cell>
          <table:table-cell office:value-type="float" office:value="800.82" calcext:value-type="float">
            <text:p>800.82</text:p>
          </table:table-cell>
          <table:table-cell office:value-type="float" office:value="1872.105" calcext:value-type="float">
            <text:p>1872.105</text:p>
          </table:table-cell>
          <table:table-cell office:value-type="float" office:value="12001.642" calcext:value-type="float">
            <text:p>12001.642</text:p>
          </table:table-cell>
          <table:table-cell office:value-type="float" office:value="13760.496" calcext:value-type="float">
            <text:p>13760.496</text:p>
          </table:table-cell>
          <table:table-cell office:value-type="float" office:value="16962.883" calcext:value-type="float">
            <text:p>16962.883</text:p>
          </table:table-cell>
          <table:table-cell office:value-type="float" office:value="19212.336" calcext:value-type="float">
            <text:p>19212.336</text:p>
          </table:table-cell>
          <table:table-cell office:value-type="float" office:value="19362.699" calcext:value-type="float">
            <text:p>19362.699</text:p>
          </table:table-cell>
          <table:table-cell office:value-type="float" office:value="20394.184" calcext:value-type="float">
            <text:p>20394.184</text:p>
          </table:table-cell>
          <table:table-cell office:value-type="float" office:value="23794.867" calcext:value-type="float">
            <text:p>23794.867</text:p>
          </table:table-cell>
          <table:table-cell office:value-type="float" office:value="32089.464" calcext:value-type="float">
            <text:p>32089.4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_spin_lock_irqsave()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.879" calcext:value-type="float">
            <text:p>170.879</text:p>
          </table:table-cell>
          <table:table-cell office:value-type="float" office:value="90.821" calcext:value-type="float">
            <text:p>90.821</text:p>
          </table:table-cell>
          <table:table-cell office:value-type="float" office:value="331.877" calcext:value-type="float">
            <text:p>331.877</text:p>
          </table:table-cell>
          <table:table-cell office:value-type="float" office:value="168.8" calcext:value-type="float">
            <text:p>168.8</text:p>
          </table:table-cell>
          <table:table-cell office:value-type="float" office:value="135.195" calcext:value-type="float">
            <text:p>135.195</text:p>
          </table:table-cell>
          <table:table-cell office:value-type="float" office:value="159.229" calcext:value-type="float">
            <text:p>159.229</text:p>
          </table:table-cell>
          <table:table-cell office:value-type="float" office:value="123.657" calcext:value-type="float">
            <text:p>123.657</text:p>
          </table:table-cell>
          <table:table-cell office:value-type="float" office:value="674.311" calcext:value-type="float">
            <text:p>674.3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_spin_lock_irq(); </text:p>
          </table:table-cell>
          <table:table-cell office:value-type="float" office:value="4.983" calcext:value-type="float">
            <text:p>4.983</text:p>
          </table:table-cell>
          <table:table-cell office:value-type="float" office:value="201.986" calcext:value-type="float">
            <text:p>201.986</text:p>
          </table:table-cell>
          <table:table-cell office:value-type="float" office:value="1807.841" calcext:value-type="float">
            <text:p>1807.841</text:p>
          </table:table-cell>
          <table:table-cell office:value-type="float" office:value="2758.288" calcext:value-type="float">
            <text:p>2758.288</text:p>
          </table:table-cell>
          <table:table-cell office:value-type="float" office:value="2641.143" calcext:value-type="float">
            <text:p>2641.143</text:p>
          </table:table-cell>
          <table:table-cell office:value-type="float" office:value="3068.802" calcext:value-type="float">
            <text:p>3068.802</text:p>
          </table:table-cell>
          <table:table-cell office:value-type="float" office:value="3143.944" calcext:value-type="float">
            <text:p>3143.944</text:p>
          </table:table-cell>
          <table:table-cell office:value-type="float" office:value="3396.742" calcext:value-type="float">
            <text:p>3396.742</text:p>
          </table:table-cell>
          <table:table-cell office:value-type="float" office:value="3790.953" calcext:value-type="float">
            <text:p>3790.953</text:p>
          </table:table-cell>
          <table:table-cell office:value-type="float" office:value="4109.643" calcext:value-type="float">
            <text:p>4109.643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5:15:15.475201582</meta:creation-date>
    <dc:date>2015-11-18T15:45:25.058814495</dc:date>
    <meta:editing-duration>PT28M43S</meta:editing-duration>
    <meta:editing-cycles>4</meta:editing-cycles>
    <meta:generator>LibreOffice/4.2.8.2$Linux_X86_64 LibreOffice_project/420m0$Build-2</meta:generator>
    <meta:document-statistic meta:table-count="2" meta:cell-count="23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width="0.102cm"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bar" chart:style-name="ch1">
        <chart:title svg:x="3.627cm" svg:y="0.315cm" chart:style-name="ch2">
          <text:p>Tiempo en llamadas de bloqueo de spinlock</text:p>
        </chart:title>
        <chart:subtitle svg:x="4.351cm" svg:y="1.316cm" chart:style-name="ch3">
          <text:p>En transferencia de 1 millón de paquetes</text:p>
        </chart:subtitle>
        <chart:plot-area chart:style-name="ch4" table:cell-range-address="'Tiempo Total En llamadas de Lock'.G5:'Tiempo Total En llamadas de Lock'.H14" chart:data-source-has-labels="column" svg:x="1.354cm" svg:y="2.183cm" svg:width="14.334cm" svg:height="5.635cm">
          <chartooo:coordinate-region svg:x="2.331cm" svg:y="2.396cm" svg:width="13.357cm" svg:height="4.748cm"/>
          <chart:axis chart:dimension="x" chart:name="primary-x" chart:style-name="ch5" chartooo:axis-type="auto">
            <chartooo:date-scale/>
            <chart:title svg:x="6.997cm" svg:y="7.999cm" chart:style-name="ch6">
              <text:p>Número de Threads</text:p>
            </chart:title>
            <chart:categories table:cell-range-address="'Tiempo Total En llamadas de Lock'.G5:'Tiempo Total En llamadas de Lock'.G14"/>
          </chart:axis>
          <chart:axis chart:dimension="y" chart:name="primary-y" chart:style-name="ch7">
            <chart:title svg:x="0.451cm" svg:y="5.813cm" chart:style-name="ch8">
              <text:p>Tiempo [s]</text:p>
            </chart:title>
            <chart:grid chart:style-name="ch9" chart:class="major"/>
          </chart:axis>
          <chart:series chart:style-name="ch10" chart:values-cell-range-address="'Tiempo Total En llamadas de Lock'.H5:'Tiempo Total En llamadas de Lock'.H14" chart:class="chart:bar">
            <chart:regression-curve chart:style-name="ch11">
              <chart:equation chart:display-equation="true" chart:display-r-square="true"/>
            </chart:regression-curve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Tiempo Total En llamadas de Lock'.G5:'Tiempo Total En llamadas de Lock'.G14</svg:desc>
                </draw:g>
              </table:table-cell>
              <table:table-cell office:value-type="float" office:value="0.006040279">
                <text:p>0.006040279</text:p>
                <draw:g>
                  <svg:desc>'Tiempo Total En llamadas de Lock'.H5:'Tiempo Total En llamadas de Lock'.H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1461703">
                <text:p>0.01146170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78134594">
                <text:p>0.0781345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04032517">
                <text:p>0.10403251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14280613">
                <text:p>0.11428061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25388266">
                <text:p>0.12538826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134180576">
                <text:p>0.13418057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147607877">
                <text:p>0.14760787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161668458">
                <text:p>0.16166845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152073451">
                <text:p>0.1520734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9.353cm" svg:height="14.798cm" xlink:href=".." xlink:type="simple" chart:class="chart:bar" chart:style-name="ch1">
        <chart:legend chart:legend-position="bottom" svg:x="3.909cm" svg:y="12.938cm" style:legend-expansion="wide" chart:style-name="ch2"/>
        <chart:plot-area chart:style-name="ch3" table:cell-range-address="Detalle.B5:Detalle.L20" chart:data-source-has-labels="both" svg:x="0.587cm" svg:y="0.295cm" svg:width="28.179cm" svg:height="12.348cm">
          <chartooo:coordinate-region svg:x="1.896cm" svg:y="0.508cm" svg:width="26.87cm" svg:height="11.461cm"/>
          <chart:axis chart:dimension="x" chart:name="primary-x" chart:style-name="ch4" chartooo:axis-type="auto">
            <chartooo:date-scale/>
            <chart:categories table:cell-range-address="Detalle.C5:Detalle.L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talle.C6:Detalle.L6" chart:label-cell-address="Detalle.B6:Detalle.B6" chart:class="chart:bar">
            <chart:data-point chart:repeated="10"/>
          </chart:series>
          <chart:series chart:style-name="ch8" chart:values-cell-range-address="Detalle.C7:Detalle.L7" chart:label-cell-address="Detalle.B7:Detalle.B7" chart:class="chart:bar">
            <chart:data-point chart:repeated="10"/>
          </chart:series>
          <chart:series chart:style-name="ch9" chart:values-cell-range-address="Detalle.C8:Detalle.L8" chart:label-cell-address="Detalle.B8:Detalle.B8" chart:class="chart:bar">
            <chart:data-point chart:repeated="10"/>
          </chart:series>
          <chart:series chart:style-name="ch10" chart:values-cell-range-address="Detalle.C9:Detalle.L9" chart:label-cell-address="Detalle.B9:Detalle.B9" chart:class="chart:bar">
            <chart:data-point chart:repeated="10"/>
          </chart:series>
          <chart:series chart:style-name="ch11" chart:values-cell-range-address="Detalle.C10:Detalle.L10" chart:label-cell-address="Detalle.B10:Detalle.B10" chart:class="chart:bar">
            <chart:data-point chart:repeated="10"/>
          </chart:series>
          <chart:series chart:style-name="ch12" chart:values-cell-range-address="Detalle.C11:Detalle.L11" chart:label-cell-address="Detalle.B11:Detalle.B11" chart:class="chart:bar">
            <chart:data-point chart:repeated="10"/>
          </chart:series>
          <chart:series chart:style-name="ch13" chart:values-cell-range-address="Detalle.C12:Detalle.L12" chart:label-cell-address="Detalle.B12:Detalle.B12" chart:class="chart:bar">
            <chart:data-point chart:repeated="10"/>
          </chart:series>
          <chart:series chart:style-name="ch14" chart:values-cell-range-address="Detalle.C13:Detalle.L13" chart:label-cell-address="Detalle.B13:Detalle.B13" chart:class="chart:bar">
            <chart:data-point chart:repeated="10"/>
          </chart:series>
          <chart:series chart:style-name="ch15" chart:values-cell-range-address="Detalle.C14:Detalle.L14" chart:label-cell-address="Detalle.B14:Detalle.B14" chart:class="chart:bar">
            <chart:data-point chart:repeated="10"/>
          </chart:series>
          <chart:series chart:style-name="ch16" chart:values-cell-range-address="Detalle.C15:Detalle.L15" chart:label-cell-address="Detalle.B15:Detalle.B15" chart:class="chart:bar">
            <chart:data-point chart:repeated="10"/>
          </chart:series>
          <chart:series chart:style-name="ch17" chart:values-cell-range-address="Detalle.C16:Detalle.L16" chart:label-cell-address="Detalle.B16:Detalle.B16" chart:class="chart:bar">
            <chart:data-point chart:repeated="10"/>
          </chart:series>
          <chart:series chart:style-name="ch18" chart:values-cell-range-address="Detalle.C17:Detalle.L17" chart:label-cell-address="Detalle.B17:Detalle.B17" chart:class="chart:bar">
            <chart:data-point chart:repeated="10"/>
          </chart:series>
          <chart:series chart:style-name="ch19" chart:values-cell-range-address="Detalle.C18:Detalle.L18" chart:label-cell-address="Detalle.B18:Detalle.B18" chart:class="chart:bar">
            <chart:data-point chart:repeated="10"/>
          </chart:series>
          <chart:series chart:style-name="ch20" chart:values-cell-range-address="Detalle.C19:Detalle.L19" chart:label-cell-address="Detalle.B19:Detalle.B19" chart:class="chart:bar">
            <chart:data-point chart:repeated="10"/>
          </chart:series>
          <chart:series chart:style-name="ch21" chart:values-cell-range-address="Detalle.C20:Detalle.L20" chart:label-cell-address="Detalle.B20:Detalle.B20" chart:class="chart:bar">
            <chart:data-point chart:repeated="1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Detalle.C5:Detalle.L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_spin_lock_bh() </text:p>
                <draw:g>
                  <svg:desc>Detalle.B6:Detalle.B6</svg:desc>
                </draw:g>
              </table:table-cell>
              <table:table-cell office:value-type="float" office:value="14.645">
                <text:p>14.645</text:p>
                <draw:g>
                  <svg:desc>Detalle.C6:Detalle.L6</svg:desc>
                </draw:g>
              </table:table-cell>
              <table:table-cell office:value-type="float" office:value="8.684">
                <text:p>8.684</text:p>
              </table:table-cell>
              <table:table-cell office:value-type="float" office:value="225.113">
                <text:p>225.113</text:p>
              </table:table-cell>
              <table:table-cell office:value-type="float" office:value="434.768">
                <text:p>434.768</text:p>
              </table:table-cell>
              <table:table-cell office:value-type="float" office:value="295.527">
                <text:p>295.527</text:p>
              </table:table-cell>
              <table:table-cell office:value-type="float" office:value="400.603">
                <text:p>400.603</text:p>
              </table:table-cell>
              <table:table-cell office:value-type="float" office:value="547.14">
                <text:p>547.14</text:p>
              </table:table-cell>
              <table:table-cell office:value-type="float" office:value="590.81">
                <text:p>590.81</text:p>
              </table:table-cell>
              <table:table-cell office:value-type="float" office:value="629.593">
                <text:p>629.593</text:p>
              </table:table-cell>
              <table:table-cell office:value-type="float" office:value="492.365">
                <text:p>492.365</text:p>
              </table:table-cell>
            </table:table-row>
            <table:table-row>
              <table:table-cell office:value-type="string">
                <text:p>_spin_trylock(); </text:p>
                <draw:g>
                  <svg:desc>Detalle.B7:Detalle.B7</svg:desc>
                </draw:g>
              </table:table-cell>
              <table:table-cell office:value-type="float" office:value="0">
                <text:p>0</text:p>
                <draw:g>
                  <svg:desc>Detalle.C7:Detalle.L7</svg:desc>
                </draw:g>
              </table:table-cell>
              <table:table-cell office:value-type="float" office:value="1.243">
                <text:p>1.243</text:p>
              </table:table-cell>
              <table:table-cell office:value-type="float" office:value="21.639">
                <text:p>21.639</text:p>
              </table:table-cell>
              <table:table-cell office:value-type="float" office:value="16.711">
                <text:p>16.711</text:p>
              </table:table-cell>
              <table:table-cell office:value-type="float" office:value="27.891">
                <text:p>27.891</text:p>
              </table:table-cell>
              <table:table-cell office:value-type="float" office:value="23.411">
                <text:p>23.411</text:p>
              </table:table-cell>
              <table:table-cell office:value-type="float" office:value="20.918">
                <text:p>20.918</text:p>
              </table:table-cell>
              <table:table-cell office:value-type="float" office:value="34.705">
                <text:p>34.705</text:p>
              </table:table-cell>
              <table:table-cell office:value-type="float" office:value="56.239">
                <text:p>56.239</text:p>
              </table:table-cell>
              <table:table-cell office:value-type="float" office:value="49.104">
                <text:p>49.104</text:p>
              </table:table-cell>
            </table:table-row>
            <table:table-row>
              <table:table-cell office:value-type="string">
                <text:p>_spin_unlock_irqrestore(); </text:p>
                <draw:g>
                  <svg:desc>Detalle.B8:Detalle.B8</svg:desc>
                </draw:g>
              </table:table-cell>
              <table:table-cell office:value-type="float" office:value="882.351">
                <text:p>882.351</text:p>
                <draw:g>
                  <svg:desc>Detalle.C8:Detalle.L8</svg:desc>
                </draw:g>
              </table:table-cell>
              <table:table-cell office:value-type="float" office:value="2212.568">
                <text:p>2212.568</text:p>
              </table:table-cell>
              <table:table-cell office:value-type="float" office:value="11322.125">
                <text:p>11322.125</text:p>
              </table:table-cell>
              <table:table-cell office:value-type="float" office:value="15198.197">
                <text:p>15198.197</text:p>
              </table:table-cell>
              <table:table-cell office:value-type="float" office:value="16492.941">
                <text:p>16492.941</text:p>
              </table:table-cell>
              <table:table-cell office:value-type="float" office:value="18291.504">
                <text:p>18291.504</text:p>
              </table:table-cell>
              <table:table-cell office:value-type="float" office:value="17330.174">
                <text:p>17330.174</text:p>
              </table:table-cell>
              <table:table-cell office:value-type="float" office:value="18048.681">
                <text:p>18048.681</text:p>
              </table:table-cell>
              <table:table-cell office:value-type="float" office:value="20575.776">
                <text:p>20575.776</text:p>
              </table:table-cell>
              <table:table-cell office:value-type="float" office:value="22530.274">
                <text:p>22530.274</text:p>
              </table:table-cell>
            </table:table-row>
            <table:table-row>
              <table:table-cell office:value-type="string">
                <text:p>bit_spin_lock(); </text:p>
                <draw:g>
                  <svg:desc>Detalle.B9:Detalle.B9</svg:desc>
                </draw:g>
              </table:table-cell>
              <table:table-cell office:value-type="float" office:value="0">
                <text:p>0</text:p>
                <draw:g>
                  <svg:desc>Detalle.C9:Detalle.L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491">
                <text:p>0.491</text:p>
              </table:table-cell>
              <table:table-cell office:value-type="float" office:value="1.867">
                <text:p>1.867</text:p>
              </table:table-cell>
              <table:table-cell office:value-type="float" office:value="8.405">
                <text:p>8.405</text:p>
              </table:table-cell>
              <table:table-cell office:value-type="float" office:value="7.48">
                <text:p>7.48</text:p>
              </table:table-cell>
              <table:table-cell office:value-type="float" office:value="11.597">
                <text:p>11.597</text:p>
              </table:table-cell>
              <table:table-cell office:value-type="float" office:value="26.409">
                <text:p>26.409</text:p>
              </table:table-cell>
              <table:table-cell office:value-type="float" office:value="21.993">
                <text:p>21.993</text:p>
              </table:table-cell>
              <table:table-cell office:value-type="float" office:value="43.796">
                <text:p>43.796</text:p>
              </table:table-cell>
            </table:table-row>
            <table:table-row>
              <table:table-cell office:value-type="string">
                <text:p>_spin_lock_irq() </text:p>
                <draw:g>
                  <svg:desc>Detalle.B10:Detalle.B10</svg:desc>
                </draw:g>
              </table:table-cell>
              <table:table-cell office:value-type="float" office:value="0">
                <text:p>0</text:p>
                <draw:g>
                  <svg:desc>Detalle.C10:Detalle.L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8.753">
                <text:p>8.753</text:p>
              </table:table-cell>
              <table:table-cell office:value-type="float" office:value="22.144">
                <text:p>22.144</text:p>
              </table:table-cell>
              <table:table-cell office:value-type="float" office:value="26.036">
                <text:p>26.036</text:p>
              </table:table-cell>
              <table:table-cell office:value-type="float" office:value="32.824">
                <text:p>32.824</text:p>
              </table:table-cell>
              <table:table-cell office:value-type="float" office:value="0.232">
                <text:p>0.232</text:p>
              </table:table-cell>
              <table:table-cell office:value-type="float" office:value="27.297">
                <text:p>27.297</text:p>
              </table:table-cell>
              <table:table-cell office:value-type="float" office:value="47.538">
                <text:p>47.538</text:p>
              </table:table-cell>
              <table:table-cell office:value-type="float" office:value="144.369">
                <text:p>144.369</text:p>
              </table:table-cell>
            </table:table-row>
            <table:table-row>
              <table:table-cell office:value-type="string">
                <text:p>_spin_trylock() </text:p>
                <draw:g>
                  <svg:desc>Detalle.B11:Detalle.B11</svg:desc>
                </draw:g>
              </table:table-cell>
              <table:table-cell office:value-type="float" office:value="0">
                <text:p>0</text:p>
                <draw:g>
                  <svg:desc>Detalle.C11:Detalle.L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614">
                <text:p>7.614</text:p>
              </table:table-cell>
            </table:table-row>
            <table:table-row>
              <table:table-cell office:value-type="string">
                <text:p>_spin_lock_bh(); </text:p>
                <draw:g>
                  <svg:desc>Detalle.B12:Detalle.B12</svg:desc>
                </draw:g>
              </table:table-cell>
              <table:table-cell office:value-type="float" office:value="2487.666">
                <text:p>2487.666</text:p>
                <draw:g>
                  <svg:desc>Detalle.C12:Detalle.L12</svg:desc>
                </draw:g>
              </table:table-cell>
              <table:table-cell office:value-type="float" office:value="3842.863">
                <text:p>3842.863</text:p>
              </table:table-cell>
              <table:table-cell office:value-type="float" office:value="36837.968">
                <text:p>36837.968</text:p>
              </table:table-cell>
              <table:table-cell office:value-type="float" office:value="51520.458">
                <text:p>51520.458</text:p>
              </table:table-cell>
              <table:table-cell office:value-type="float" office:value="54652.289">
                <text:p>54652.289</text:p>
              </table:table-cell>
              <table:table-cell office:value-type="float" office:value="59534.923">
                <text:p>59534.923</text:p>
              </table:table-cell>
              <table:table-cell office:value-type="float" office:value="69532.891">
                <text:p>69532.891</text:p>
              </table:table-cell>
              <table:table-cell office:value-type="float" office:value="79297.17">
                <text:p>79297.17</text:p>
              </table:table-cell>
              <table:table-cell office:value-type="float" office:value="83837.025">
                <text:p>83837.025</text:p>
              </table:table-cell>
              <table:table-cell office:value-type="float" office:value="61111.403">
                <text:p>61111.403</text:p>
              </table:table-cell>
            </table:table-row>
            <table:table-row>
              <table:table-cell office:value-type="string">
                <text:p>_spin_lock() </text:p>
                <draw:g>
                  <svg:desc>Detalle.B13:Detalle.B13</svg:desc>
                </draw:g>
              </table:table-cell>
              <table:table-cell office:value-type="float" office:value="0">
                <text:p>0</text:p>
                <draw:g>
                  <svg:desc>Detalle.C13:Detalle.L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9.641">
                <text:p>19.641</text:p>
              </table:table-cell>
              <table:table-cell office:value-type="float" office:value="20.241">
                <text:p>20.241</text:p>
              </table:table-cell>
              <table:table-cell office:value-type="float" office:value="62.553">
                <text:p>62.553</text:p>
              </table:table-cell>
              <table:table-cell office:value-type="float" office:value="64.891">
                <text:p>64.891</text:p>
              </table:table-cell>
              <table:table-cell office:value-type="float" office:value="131.953">
                <text:p>131.953</text:p>
              </table:table-cell>
              <table:table-cell office:value-type="float" office:value="92.78">
                <text:p>92.78</text:p>
              </table:table-cell>
              <table:table-cell office:value-type="float" office:value="99.963">
                <text:p>99.963</text:p>
              </table:table-cell>
              <table:table-cell office:value-type="float" office:value="225.343">
                <text:p>225.343</text:p>
              </table:table-cell>
            </table:table-row>
            <table:table-row>
              <table:table-cell office:value-type="string">
                <text:p>_spin_lock_irqsave(); </text:p>
                <draw:g>
                  <svg:desc>Detalle.B14:Detalle.B14</svg:desc>
                </draw:g>
              </table:table-cell>
              <table:table-cell office:value-type="float" office:value="1076.049">
                <text:p>1076.049</text:p>
                <draw:g>
                  <svg:desc>Detalle.C14:Detalle.L14</svg:desc>
                </draw:g>
              </table:table-cell>
              <table:table-cell office:value-type="float" office:value="2137.89">
                <text:p>2137.89</text:p>
              </table:table-cell>
              <table:table-cell office:value-type="float" office:value="9920.662">
                <text:p>9920.662</text:p>
              </table:table-cell>
              <table:table-cell office:value-type="float" office:value="12924.538">
                <text:p>12924.538</text:p>
              </table:table-cell>
              <table:table-cell office:value-type="float" office:value="14747.901">
                <text:p>14747.901</text:p>
              </table:table-cell>
              <table:table-cell office:value-type="float" office:value="15978.069">
                <text:p>15978.069</text:p>
              </table:table-cell>
              <table:table-cell office:value-type="float" office:value="15430.126">
                <text:p>15430.126</text:p>
              </table:table-cell>
              <table:table-cell office:value-type="float" office:value="16344.217">
                <text:p>16344.217</text:p>
              </table:table-cell>
              <table:table-cell office:value-type="float" office:value="18574.138">
                <text:p>18574.138</text:p>
              </table:table-cell>
              <table:table-cell office:value-type="float" office:value="19901.453">
                <text:p>19901.453</text:p>
              </table:table-cell>
            </table:table-row>
            <table:table-row>
              <table:table-cell office:value-type="string">
                <text:p>_spin_unlock_irqrestore() </text:p>
                <draw:g>
                  <svg:desc>Detalle.B15:Detalle.B15</svg:desc>
                </draw:g>
              </table:table-cell>
              <table:table-cell office:value-type="float" office:value="14.246">
                <text:p>14.246</text:p>
                <draw:g>
                  <svg:desc>Detalle.C15:Detalle.L15</svg:desc>
                </draw:g>
              </table:table-cell>
              <table:table-cell office:value-type="float" office:value="60.563">
                <text:p>60.563</text:p>
              </table:table-cell>
              <table:table-cell office:value-type="float" office:value="553.956">
                <text:p>553.956</text:p>
              </table:table-cell>
              <table:table-cell office:value-type="float" office:value="545.597">
                <text:p>545.597</text:p>
              </table:table-cell>
              <table:table-cell office:value-type="float" office:value="515.372">
                <text:p>515.372</text:p>
              </table:table-cell>
              <table:table-cell office:value-type="float" office:value="416.324">
                <text:p>416.324</text:p>
              </table:table-cell>
              <table:table-cell office:value-type="float" office:value="448.521">
                <text:p>448.521</text:p>
              </table:table-cell>
              <table:table-cell office:value-type="float" office:value="407.751">
                <text:p>407.751</text:p>
              </table:table-cell>
              <table:table-cell office:value-type="float" office:value="570.443">
                <text:p>570.443</text:p>
              </table:table-cell>
              <table:table-cell office:value-type="float" office:value="694.453">
                <text:p>694.453</text:p>
              </table:table-cell>
            </table:table-row>
            <table:table-row>
              <table:table-cell office:value-type="string">
                <text:p>_spin_unlock_bh(); </text:p>
                <draw:g>
                  <svg:desc>Detalle.B16:Detalle.B16</svg:desc>
                </draw:g>
              </table:table-cell>
              <table:table-cell office:value-type="float" office:value="752.662">
                <text:p>752.662</text:p>
                <draw:g>
                  <svg:desc>Detalle.C16:Detalle.L16</svg:desc>
                </draw:g>
              </table:table-cell>
              <table:table-cell office:value-type="float" office:value="1102.219">
                <text:p>1102.219</text:p>
              </table:table-cell>
              <table:table-cell office:value-type="float" office:value="4990.941">
                <text:p>4990.941</text:p>
              </table:table-cell>
              <table:table-cell office:value-type="float" office:value="6443.223">
                <text:p>6443.223</text:p>
              </table:table-cell>
              <table:table-cell office:value-type="float" office:value="7086.895">
                <text:p>7086.895</text:p>
              </table:table-cell>
              <table:table-cell office:value-type="float" office:value="7739.243">
                <text:p>7739.243</text:p>
              </table:table-cell>
              <table:table-cell office:value-type="float" office:value="7663.106">
                <text:p>7663.106</text:p>
              </table:table-cell>
              <table:table-cell office:value-type="float" office:value="8213.637">
                <text:p>8213.637</text:p>
              </table:table-cell>
              <table:table-cell office:value-type="float" office:value="8908.424">
                <text:p>8908.424</text:p>
              </table:table-cell>
              <table:table-cell office:value-type="float" office:value="9265.053">
                <text:p>9265.053</text:p>
              </table:table-cell>
            </table:table-row>
            <table:table-row>
              <table:table-cell office:value-type="string">
                <text:p>_spin_unlock_bh() </text:p>
                <draw:g>
                  <svg:desc>Detalle.B17:Detalle.B17</svg:desc>
                </draw:g>
              </table:table-cell>
              <table:table-cell office:value-type="float" office:value="6.683">
                <text:p>6.683</text:p>
                <draw:g>
                  <svg:desc>Detalle.C17:Detalle.L17</svg:desc>
                </draw:g>
              </table:table-cell>
              <table:table-cell office:value-type="float" office:value="21.582">
                <text:p>21.582</text:p>
              </table:table-cell>
              <table:table-cell office:value-type="float" office:value="250.543">
                <text:p>250.543</text:p>
              </table:table-cell>
              <table:table-cell office:value-type="float" office:value="294.973">
                <text:p>294.973</text:p>
              </table:table-cell>
              <table:table-cell office:value-type="float" office:value="428.407">
                <text:p>428.407</text:p>
              </table:table-cell>
              <table:table-cell office:value-type="float" office:value="449.056">
                <text:p>449.056</text:p>
              </table:table-cell>
              <table:table-cell office:value-type="float" office:value="422.08">
                <text:p>422.08</text:p>
              </table:table-cell>
              <table:table-cell office:value-type="float" office:value="524.323">
                <text:p>524.323</text:p>
              </table:table-cell>
              <table:table-cell office:value-type="float" office:value="637.849">
                <text:p>637.849</text:p>
              </table:table-cell>
              <table:table-cell office:value-type="float" office:value="734.472">
                <text:p>734.472</text:p>
              </table:table-cell>
            </table:table-row>
            <table:table-row>
              <table:table-cell office:value-type="string">
                <text:p>_spin_lock(); </text:p>
                <draw:g>
                  <svg:desc>Detalle.B18:Detalle.B18</svg:desc>
                </draw:g>
              </table:table-cell>
              <table:table-cell office:value-type="float" office:value="800.82">
                <text:p>800.82</text:p>
                <draw:g>
                  <svg:desc>Detalle.C18:Detalle.L18</svg:desc>
                </draw:g>
              </table:table-cell>
              <table:table-cell office:value-type="float" office:value="1872.105">
                <text:p>1872.105</text:p>
              </table:table-cell>
              <table:table-cell office:value-type="float" office:value="12001.642">
                <text:p>12001.642</text:p>
              </table:table-cell>
              <table:table-cell office:value-type="float" office:value="13760.496">
                <text:p>13760.496</text:p>
              </table:table-cell>
              <table:table-cell office:value-type="float" office:value="16962.883">
                <text:p>16962.883</text:p>
              </table:table-cell>
              <table:table-cell office:value-type="float" office:value="19212.336">
                <text:p>19212.336</text:p>
              </table:table-cell>
              <table:table-cell office:value-type="float" office:value="19362.699">
                <text:p>19362.699</text:p>
              </table:table-cell>
              <table:table-cell office:value-type="float" office:value="20394.184">
                <text:p>20394.184</text:p>
              </table:table-cell>
              <table:table-cell office:value-type="float" office:value="23794.867">
                <text:p>23794.867</text:p>
              </table:table-cell>
              <table:table-cell office:value-type="float" office:value="32089.464">
                <text:p>32089.464</text:p>
              </table:table-cell>
            </table:table-row>
            <table:table-row>
              <table:table-cell office:value-type="string">
                <text:p>_spin_lock_irqsave() </text:p>
                <draw:g>
                  <svg:desc>Detalle.B19:Detalle.B19</svg:desc>
                </draw:g>
              </table:table-cell>
              <table:table-cell office:value-type="float" office:value="0">
                <text:p>0</text:p>
                <draw:g>
                  <svg:desc>Detalle.C19:Detalle.L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70.879">
                <text:p>170.879</text:p>
              </table:table-cell>
              <table:table-cell office:value-type="float" office:value="90.821">
                <text:p>90.821</text:p>
              </table:table-cell>
              <table:table-cell office:value-type="float" office:value="331.877">
                <text:p>331.877</text:p>
              </table:table-cell>
              <table:table-cell office:value-type="float" office:value="168.8">
                <text:p>168.8</text:p>
              </table:table-cell>
              <table:table-cell office:value-type="float" office:value="135.195">
                <text:p>135.195</text:p>
              </table:table-cell>
              <table:table-cell office:value-type="float" office:value="159.229">
                <text:p>159.229</text:p>
              </table:table-cell>
              <table:table-cell office:value-type="float" office:value="123.657">
                <text:p>123.657</text:p>
              </table:table-cell>
              <table:table-cell office:value-type="float" office:value="674.311">
                <text:p>674.311</text:p>
              </table:table-cell>
            </table:table-row>
            <table:table-row>
              <table:table-cell office:value-type="string">
                <text:p>_spin_lock_irq(); </text:p>
                <draw:g>
                  <svg:desc>Detalle.B20:Detalle.B20</svg:desc>
                </draw:g>
              </table:table-cell>
              <table:table-cell office:value-type="float" office:value="4.983">
                <text:p>4.983</text:p>
                <draw:g>
                  <svg:desc>Detalle.C20:Detalle.L20</svg:desc>
                </draw:g>
              </table:table-cell>
              <table:table-cell office:value-type="float" office:value="201.986">
                <text:p>201.986</text:p>
              </table:table-cell>
              <table:table-cell office:value-type="float" office:value="1807.841">
                <text:p>1807.841</text:p>
              </table:table-cell>
              <table:table-cell office:value-type="float" office:value="2758.288">
                <text:p>2758.288</text:p>
              </table:table-cell>
              <table:table-cell office:value-type="float" office:value="2641.143">
                <text:p>2641.143</text:p>
              </table:table-cell>
              <table:table-cell office:value-type="float" office:value="3068.802">
                <text:p>3068.802</text:p>
              </table:table-cell>
              <table:table-cell office:value-type="float" office:value="3143.944">
                <text:p>3143.944</text:p>
              </table:table-cell>
              <table:table-cell office:value-type="float" office:value="3396.742">
                <text:p>3396.742</text:p>
              </table:table-cell>
              <table:table-cell office:value-type="float" office:value="3790.953">
                <text:p>3790.953</text:p>
              </table:table-cell>
              <table:table-cell office:value-type="float" office:value="4109.643">
                <text:p>4109.6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599cm" svg:height="17.01cm" xlink:href=".." xlink:type="simple" chart:class="chart:bar" chart:style-name="ch1">
        <chart:legend chart:legend-position="bottom" svg:x="4.828cm" svg:y="15.15cm" style:legend-expansion="wide" chart:style-name="ch2"/>
        <chart:plot-area chart:style-name="ch3" table:cell-range-address="Detalle.B5:Detalle.L7 Detalle.B9:Detalle.L14 Detalle.B18:Detalle.L20" chart:data-source-has-labels="both" svg:x="0.491cm" svg:y="0.34cm" svg:width="23.617cm" svg:height="14.47cm">
          <chartooo:coordinate-region svg:x="1.8cm" svg:y="0.553cm" svg:width="22.308cm" svg:height="13.583cm"/>
          <chart:axis chart:dimension="x" chart:name="primary-x" chart:style-name="ch4" chartooo:axis-type="auto">
            <chartooo:date-scale/>
            <chart:categories table:cell-range-address="Detalle.C5:Detalle.L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talle.C6:Detalle.L6" chart:label-cell-address="Detalle.B6:Detalle.B6" chart:class="chart:bar">
            <chart:data-point chart:repeated="10"/>
          </chart:series>
          <chart:series chart:style-name="ch8" chart:values-cell-range-address="Detalle.C7:Detalle.L7" chart:label-cell-address="Detalle.B7:Detalle.B7" chart:class="chart:bar">
            <chart:data-point chart:repeated="10"/>
          </chart:series>
          <chart:series chart:style-name="ch9" chart:values-cell-range-address="Detalle.C9:Detalle.L9" chart:label-cell-address="Detalle.B9:Detalle.B9" chart:class="chart:bar">
            <chart:data-point chart:repeated="10"/>
          </chart:series>
          <chart:series chart:style-name="ch10" chart:values-cell-range-address="Detalle.C10:Detalle.L10" chart:label-cell-address="Detalle.B10:Detalle.B10" chart:class="chart:bar">
            <chart:data-point chart:repeated="10"/>
          </chart:series>
          <chart:series chart:style-name="ch11" chart:values-cell-range-address="Detalle.C11:Detalle.L11" chart:label-cell-address="Detalle.B11:Detalle.B11" chart:class="chart:bar">
            <chart:data-point chart:repeated="10"/>
          </chart:series>
          <chart:series chart:style-name="ch12" chart:values-cell-range-address="Detalle.C12:Detalle.L12" chart:label-cell-address="Detalle.B12:Detalle.B12" chart:class="chart:bar">
            <chart:data-point chart:repeated="10"/>
          </chart:series>
          <chart:series chart:style-name="ch13" chart:values-cell-range-address="Detalle.C13:Detalle.L13" chart:label-cell-address="Detalle.B13:Detalle.B13" chart:class="chart:bar">
            <chart:data-point chart:repeated="10"/>
          </chart:series>
          <chart:series chart:style-name="ch14" chart:values-cell-range-address="Detalle.C14:Detalle.L14" chart:label-cell-address="Detalle.B14:Detalle.B14" chart:class="chart:bar">
            <chart:data-point chart:repeated="10"/>
          </chart:series>
          <chart:series chart:style-name="ch15" chart:values-cell-range-address="Detalle.C18:Detalle.L18" chart:label-cell-address="Detalle.B18:Detalle.B18" chart:class="chart:bar">
            <chart:data-point chart:repeated="10"/>
          </chart:series>
          <chart:series chart:style-name="ch16" chart:values-cell-range-address="Detalle.C19:Detalle.L19" chart:label-cell-address="Detalle.B19:Detalle.B19" chart:class="chart:bar">
            <chart:data-point chart:repeated="10"/>
          </chart:series>
          <chart:series chart:style-name="ch17" chart:values-cell-range-address="Detalle.C20:Detalle.L20" chart:label-cell-address="Detalle.B20:Detalle.B20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Detalle.C5:Detalle.L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_spin_lock_bh() </text:p>
                <draw:g>
                  <svg:desc>Detalle.B6:Detalle.B6</svg:desc>
                </draw:g>
              </table:table-cell>
              <table:table-cell office:value-type="float" office:value="14.645">
                <text:p>14.645</text:p>
                <draw:g>
                  <svg:desc>Detalle.C6:Detalle.L6</svg:desc>
                </draw:g>
              </table:table-cell>
              <table:table-cell office:value-type="float" office:value="8.684">
                <text:p>8.684</text:p>
              </table:table-cell>
              <table:table-cell office:value-type="float" office:value="225.113">
                <text:p>225.113</text:p>
              </table:table-cell>
              <table:table-cell office:value-type="float" office:value="434.768">
                <text:p>434.768</text:p>
              </table:table-cell>
              <table:table-cell office:value-type="float" office:value="295.527">
                <text:p>295.527</text:p>
              </table:table-cell>
              <table:table-cell office:value-type="float" office:value="400.603">
                <text:p>400.603</text:p>
              </table:table-cell>
              <table:table-cell office:value-type="float" office:value="547.14">
                <text:p>547.14</text:p>
              </table:table-cell>
              <table:table-cell office:value-type="float" office:value="590.81">
                <text:p>590.81</text:p>
              </table:table-cell>
              <table:table-cell office:value-type="float" office:value="629.593">
                <text:p>629.593</text:p>
              </table:table-cell>
              <table:table-cell office:value-type="float" office:value="492.365">
                <text:p>492.365</text:p>
              </table:table-cell>
            </table:table-row>
            <table:table-row>
              <table:table-cell office:value-type="string">
                <text:p>_spin_trylock(); </text:p>
                <draw:g>
                  <svg:desc>Detalle.B7:Detalle.B7</svg:desc>
                </draw:g>
              </table:table-cell>
              <table:table-cell office:value-type="float" office:value="0">
                <text:p>0</text:p>
                <draw:g>
                  <svg:desc>Detalle.C7:Detalle.L7</svg:desc>
                </draw:g>
              </table:table-cell>
              <table:table-cell office:value-type="float" office:value="1.243">
                <text:p>1.243</text:p>
              </table:table-cell>
              <table:table-cell office:value-type="float" office:value="21.639">
                <text:p>21.639</text:p>
              </table:table-cell>
              <table:table-cell office:value-type="float" office:value="16.711">
                <text:p>16.711</text:p>
              </table:table-cell>
              <table:table-cell office:value-type="float" office:value="27.891">
                <text:p>27.891</text:p>
              </table:table-cell>
              <table:table-cell office:value-type="float" office:value="23.411">
                <text:p>23.411</text:p>
              </table:table-cell>
              <table:table-cell office:value-type="float" office:value="20.918">
                <text:p>20.918</text:p>
              </table:table-cell>
              <table:table-cell office:value-type="float" office:value="34.705">
                <text:p>34.705</text:p>
              </table:table-cell>
              <table:table-cell office:value-type="float" office:value="56.239">
                <text:p>56.239</text:p>
              </table:table-cell>
              <table:table-cell office:value-type="float" office:value="49.104">
                <text:p>49.104</text:p>
              </table:table-cell>
            </table:table-row>
            <table:table-row>
              <table:table-cell office:value-type="string">
                <text:p>bit_spin_lock(); </text:p>
                <draw:g>
                  <svg:desc>Detalle.B9:Detalle.B9</svg:desc>
                </draw:g>
              </table:table-cell>
              <table:table-cell office:value-type="float" office:value="0">
                <text:p>0</text:p>
                <draw:g>
                  <svg:desc>Detalle.C9:Detalle.L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491">
                <text:p>0.491</text:p>
              </table:table-cell>
              <table:table-cell office:value-type="float" office:value="1.867">
                <text:p>1.867</text:p>
              </table:table-cell>
              <table:table-cell office:value-type="float" office:value="8.405">
                <text:p>8.405</text:p>
              </table:table-cell>
              <table:table-cell office:value-type="float" office:value="7.48">
                <text:p>7.48</text:p>
              </table:table-cell>
              <table:table-cell office:value-type="float" office:value="11.597">
                <text:p>11.597</text:p>
              </table:table-cell>
              <table:table-cell office:value-type="float" office:value="26.409">
                <text:p>26.409</text:p>
              </table:table-cell>
              <table:table-cell office:value-type="float" office:value="21.993">
                <text:p>21.993</text:p>
              </table:table-cell>
              <table:table-cell office:value-type="float" office:value="43.796">
                <text:p>43.796</text:p>
              </table:table-cell>
            </table:table-row>
            <table:table-row>
              <table:table-cell office:value-type="string">
                <text:p>_spin_lock_irq() </text:p>
                <draw:g>
                  <svg:desc>Detalle.B10:Detalle.B10</svg:desc>
                </draw:g>
              </table:table-cell>
              <table:table-cell office:value-type="float" office:value="0">
                <text:p>0</text:p>
                <draw:g>
                  <svg:desc>Detalle.C10:Detalle.L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8.753">
                <text:p>8.753</text:p>
              </table:table-cell>
              <table:table-cell office:value-type="float" office:value="22.144">
                <text:p>22.144</text:p>
              </table:table-cell>
              <table:table-cell office:value-type="float" office:value="26.036">
                <text:p>26.036</text:p>
              </table:table-cell>
              <table:table-cell office:value-type="float" office:value="32.824">
                <text:p>32.824</text:p>
              </table:table-cell>
              <table:table-cell office:value-type="float" office:value="0.232">
                <text:p>0.232</text:p>
              </table:table-cell>
              <table:table-cell office:value-type="float" office:value="27.297">
                <text:p>27.297</text:p>
              </table:table-cell>
              <table:table-cell office:value-type="float" office:value="47.538">
                <text:p>47.538</text:p>
              </table:table-cell>
              <table:table-cell office:value-type="float" office:value="144.369">
                <text:p>144.369</text:p>
              </table:table-cell>
            </table:table-row>
            <table:table-row>
              <table:table-cell office:value-type="string">
                <text:p>_spin_trylock() </text:p>
                <draw:g>
                  <svg:desc>Detalle.B11:Detalle.B11</svg:desc>
                </draw:g>
              </table:table-cell>
              <table:table-cell office:value-type="float" office:value="0">
                <text:p>0</text:p>
                <draw:g>
                  <svg:desc>Detalle.C11:Detalle.L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614">
                <text:p>7.614</text:p>
              </table:table-cell>
            </table:table-row>
            <table:table-row>
              <table:table-cell office:value-type="string">
                <text:p>_spin_lock_bh(); </text:p>
                <draw:g>
                  <svg:desc>Detalle.B12:Detalle.B12</svg:desc>
                </draw:g>
              </table:table-cell>
              <table:table-cell office:value-type="float" office:value="2487.666">
                <text:p>2487.666</text:p>
                <draw:g>
                  <svg:desc>Detalle.C12:Detalle.L12</svg:desc>
                </draw:g>
              </table:table-cell>
              <table:table-cell office:value-type="float" office:value="3842.863">
                <text:p>3842.863</text:p>
              </table:table-cell>
              <table:table-cell office:value-type="float" office:value="36837.968">
                <text:p>36837.968</text:p>
              </table:table-cell>
              <table:table-cell office:value-type="float" office:value="51520.458">
                <text:p>51520.458</text:p>
              </table:table-cell>
              <table:table-cell office:value-type="float" office:value="54652.289">
                <text:p>54652.289</text:p>
              </table:table-cell>
              <table:table-cell office:value-type="float" office:value="59534.923">
                <text:p>59534.923</text:p>
              </table:table-cell>
              <table:table-cell office:value-type="float" office:value="69532.891">
                <text:p>69532.891</text:p>
              </table:table-cell>
              <table:table-cell office:value-type="float" office:value="79297.17">
                <text:p>79297.17</text:p>
              </table:table-cell>
              <table:table-cell office:value-type="float" office:value="83837.025">
                <text:p>83837.025</text:p>
              </table:table-cell>
              <table:table-cell office:value-type="float" office:value="61111.403">
                <text:p>61111.403</text:p>
              </table:table-cell>
            </table:table-row>
            <table:table-row>
              <table:table-cell office:value-type="string">
                <text:p>_spin_lock() </text:p>
                <draw:g>
                  <svg:desc>Detalle.B13:Detalle.B13</svg:desc>
                </draw:g>
              </table:table-cell>
              <table:table-cell office:value-type="float" office:value="0">
                <text:p>0</text:p>
                <draw:g>
                  <svg:desc>Detalle.C13:Detalle.L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9.641">
                <text:p>19.641</text:p>
              </table:table-cell>
              <table:table-cell office:value-type="float" office:value="20.241">
                <text:p>20.241</text:p>
              </table:table-cell>
              <table:table-cell office:value-type="float" office:value="62.553">
                <text:p>62.553</text:p>
              </table:table-cell>
              <table:table-cell office:value-type="float" office:value="64.891">
                <text:p>64.891</text:p>
              </table:table-cell>
              <table:table-cell office:value-type="float" office:value="131.953">
                <text:p>131.953</text:p>
              </table:table-cell>
              <table:table-cell office:value-type="float" office:value="92.78">
                <text:p>92.78</text:p>
              </table:table-cell>
              <table:table-cell office:value-type="float" office:value="99.963">
                <text:p>99.963</text:p>
              </table:table-cell>
              <table:table-cell office:value-type="float" office:value="225.343">
                <text:p>225.343</text:p>
              </table:table-cell>
            </table:table-row>
            <table:table-row>
              <table:table-cell office:value-type="string">
                <text:p>_spin_lock_irqsave(); </text:p>
                <draw:g>
                  <svg:desc>Detalle.B14:Detalle.B14</svg:desc>
                </draw:g>
              </table:table-cell>
              <table:table-cell office:value-type="float" office:value="1076.049">
                <text:p>1076.049</text:p>
                <draw:g>
                  <svg:desc>Detalle.C14:Detalle.L14</svg:desc>
                </draw:g>
              </table:table-cell>
              <table:table-cell office:value-type="float" office:value="2137.89">
                <text:p>2137.89</text:p>
              </table:table-cell>
              <table:table-cell office:value-type="float" office:value="9920.662">
                <text:p>9920.662</text:p>
              </table:table-cell>
              <table:table-cell office:value-type="float" office:value="12924.538">
                <text:p>12924.538</text:p>
              </table:table-cell>
              <table:table-cell office:value-type="float" office:value="14747.901">
                <text:p>14747.901</text:p>
              </table:table-cell>
              <table:table-cell office:value-type="float" office:value="15978.069">
                <text:p>15978.069</text:p>
              </table:table-cell>
              <table:table-cell office:value-type="float" office:value="15430.126">
                <text:p>15430.126</text:p>
              </table:table-cell>
              <table:table-cell office:value-type="float" office:value="16344.217">
                <text:p>16344.217</text:p>
              </table:table-cell>
              <table:table-cell office:value-type="float" office:value="18574.138">
                <text:p>18574.138</text:p>
              </table:table-cell>
              <table:table-cell office:value-type="float" office:value="19901.453">
                <text:p>19901.453</text:p>
              </table:table-cell>
            </table:table-row>
            <table:table-row>
              <table:table-cell office:value-type="string">
                <text:p>_spin_lock(); </text:p>
                <draw:g>
                  <svg:desc>Detalle.B18:Detalle.B18</svg:desc>
                </draw:g>
              </table:table-cell>
              <table:table-cell office:value-type="float" office:value="800.82">
                <text:p>800.82</text:p>
                <draw:g>
                  <svg:desc>Detalle.C18:Detalle.L18</svg:desc>
                </draw:g>
              </table:table-cell>
              <table:table-cell office:value-type="float" office:value="1872.105">
                <text:p>1872.105</text:p>
              </table:table-cell>
              <table:table-cell office:value-type="float" office:value="12001.642">
                <text:p>12001.642</text:p>
              </table:table-cell>
              <table:table-cell office:value-type="float" office:value="13760.496">
                <text:p>13760.496</text:p>
              </table:table-cell>
              <table:table-cell office:value-type="float" office:value="16962.883">
                <text:p>16962.883</text:p>
              </table:table-cell>
              <table:table-cell office:value-type="float" office:value="19212.336">
                <text:p>19212.336</text:p>
              </table:table-cell>
              <table:table-cell office:value-type="float" office:value="19362.699">
                <text:p>19362.699</text:p>
              </table:table-cell>
              <table:table-cell office:value-type="float" office:value="20394.184">
                <text:p>20394.184</text:p>
              </table:table-cell>
              <table:table-cell office:value-type="float" office:value="23794.867">
                <text:p>23794.867</text:p>
              </table:table-cell>
              <table:table-cell office:value-type="float" office:value="32089.464">
                <text:p>32089.464</text:p>
              </table:table-cell>
            </table:table-row>
            <table:table-row>
              <table:table-cell office:value-type="string">
                <text:p>_spin_lock_irqsave() </text:p>
                <draw:g>
                  <svg:desc>Detalle.B19:Detalle.B19</svg:desc>
                </draw:g>
              </table:table-cell>
              <table:table-cell office:value-type="float" office:value="0">
                <text:p>0</text:p>
                <draw:g>
                  <svg:desc>Detalle.C19:Detalle.L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70.879">
                <text:p>170.879</text:p>
              </table:table-cell>
              <table:table-cell office:value-type="float" office:value="90.821">
                <text:p>90.821</text:p>
              </table:table-cell>
              <table:table-cell office:value-type="float" office:value="331.877">
                <text:p>331.877</text:p>
              </table:table-cell>
              <table:table-cell office:value-type="float" office:value="168.8">
                <text:p>168.8</text:p>
              </table:table-cell>
              <table:table-cell office:value-type="float" office:value="135.195">
                <text:p>135.195</text:p>
              </table:table-cell>
              <table:table-cell office:value-type="float" office:value="159.229">
                <text:p>159.229</text:p>
              </table:table-cell>
              <table:table-cell office:value-type="float" office:value="123.657">
                <text:p>123.657</text:p>
              </table:table-cell>
              <table:table-cell office:value-type="float" office:value="674.311">
                <text:p>674.311</text:p>
              </table:table-cell>
            </table:table-row>
            <table:table-row>
              <table:table-cell office:value-type="string">
                <text:p>_spin_lock_irq(); </text:p>
                <draw:g>
                  <svg:desc>Detalle.B20:Detalle.B20</svg:desc>
                </draw:g>
              </table:table-cell>
              <table:table-cell office:value-type="float" office:value="4.983">
                <text:p>4.983</text:p>
                <draw:g>
                  <svg:desc>Detalle.C20:Detalle.L20</svg:desc>
                </draw:g>
              </table:table-cell>
              <table:table-cell office:value-type="float" office:value="201.986">
                <text:p>201.986</text:p>
              </table:table-cell>
              <table:table-cell office:value-type="float" office:value="1807.841">
                <text:p>1807.841</text:p>
              </table:table-cell>
              <table:table-cell office:value-type="float" office:value="2758.288">
                <text:p>2758.288</text:p>
              </table:table-cell>
              <table:table-cell office:value-type="float" office:value="2641.143">
                <text:p>2641.143</text:p>
              </table:table-cell>
              <table:table-cell office:value-type="float" office:value="3068.802">
                <text:p>3068.802</text:p>
              </table:table-cell>
              <table:table-cell office:value-type="float" office:value="3143.944">
                <text:p>3143.944</text:p>
              </table:table-cell>
              <table:table-cell office:value-type="float" office:value="3396.742">
                <text:p>3396.742</text:p>
              </table:table-cell>
              <table:table-cell office:value-type="float" office:value="3790.953">
                <text:p>3790.953</text:p>
              </table:table-cell>
              <table:table-cell office:value-type="float" office:value="4109.643">
                <text:p>4109.6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